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1EBC766DEAC96F621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4327in" draw:z-index="0"><draw:image xlink:href="Pictures/10000001000002FF000001EBC766DEAC96F621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00:13:53.381000000</meta:creation-date>
    <dc:date>2022-12-14T00:14:54.693000000</dc:date>
    <meta:editing-duration>PT1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